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64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string">
            <text:p>Tasks</text:p>
          </table:table-cell>
          <table:table-cell office:value-type="string">
            <text:p>Monday </text:p>
          </table:table-cell>
          <table:table-cell office:value-type="string">
            <text:p>Tuesday</text:p>
          </table:table-cell>
          <table:table-cell office:value-type="string">
            <text:p>Wednesday 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 </text:p>
          </table:table-cell>
          <table:table-cell office:value-type="string">
            <text:p>Tuesday</text:p>
          </table:table-cell>
          <table:table-cell office:value-type="string">
            <text:p>Wednesday 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</table:table-row>
        <table:table-row table:style-name="ro1">
          <table:table-cell/>
          <table:table-cell table:formula="of:=SUM([.B3:.B11])" office:value-type="float" office:value="32">
            <text:p>32</text:p>
          </table:table-cell>
          <table:table-cell table:formula="of:=SUM([.C3:.C11])" office:value-type="float" office:value="30">
            <text:p>30</text:p>
          </table:table-cell>
          <table:table-cell table:formula="of:=SUM([.D3:.D11])" office:value-type="float" office:value="28">
            <text:p>28</text:p>
          </table:table-cell>
          <table:table-cell table:formula="of:=SUM([.E3:.E11])" office:value-type="float" office:value="28">
            <text:p>28</text:p>
          </table:table-cell>
          <table:table-cell table:formula="of:=SUM([.F3:.F11])" office:value-type="float" office:value="28">
            <text:p>28</text:p>
          </table:table-cell>
          <table:table-cell table:formula="of:=SUM([.G3:.G11])" office:value-type="float" office:value="28">
            <text:p>28</text:p>
          </table:table-cell>
          <table:table-cell table:formula="of:=SUM([.H3:.H11])" office:value-type="float" office:value="28">
            <text:p>2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asic Gui</text:p>
          </table:table-cell>
          <table:table-cell table:number-columns-repeated="7"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Basic World Gen</text:p>
          </table:table-cell>
          <table:table-cell table:number-columns-repeated="7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View Handling</text:p>
          </table:table-cell>
          <table:table-cell table:number-columns-repeated="7"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Game State Increment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Simple AI</text:p>
          </table:table-cell>
          <table:table-cell table:number-columns-repeated="7"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Resource Creation</text:p>
          </table:table-cell>
          <table:table-cell table:number-columns-repeated="7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Basic Acto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Basic Building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Give Objects an array string so the gui and display the info nicely </text:p>
          </table:table-cell>
          <table:table-cell table:number-columns-repeated="7" office:value-type="float" office:value="2">
            <text:p>2</text:p>
          </table:table-cell>
          <table:table-cell table:number-columns-repeated="7"/>
        </table:table-row>
        <table:table-row table:style-name="ro2">
          <table:table-cell>
            <draw:frame table:end-cell-address="Sheet1.G32" table:end-x="0.6496in" table:end-y="0.024in" draw:z-index="0" draw:style-name="gr1" draw:text-style-name="P1" svg:width="7.2685in" svg:height="3.5457in" svg:x="0.6807in" svg:y="0.0346in">
              <draw:object draw:notify-on-update-of-ranges="Sheet1.B1:Sheet1.O1 Sheet1.B2:Sheet1.O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10/19/2015</text:date>, <text:time>11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Morrison</meta:initial-creator>
    <meta:creation-date>2015-10-16T11:57:13.87</meta:creation-date>
    <meta:generator>OpenOffice/4.1.1$Win32 OpenOffice.org_project/411m6$Build-9775</meta:generator>
    <dc:date>2015-10-19T11:45:48.51</dc:date>
    <dc:creator>Ben Morrison</dc:creator>
    <meta:editing-duration>P2DT23H48M43S</meta:editing-duration>
    <meta:editing-cycles>1</meta:editing-cycles>
    <meta:document-statistic meta:table-count="3" meta:cell-count="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63cm" svg:height="9.007cm" xlink:href=".." xlink:type="simple" chart:class="chart:line" chart:style-name="ch1">
        <chart:title svg:x="7.534cm" svg:y="0.316cm" chart:style-name="ch2">
          <text:p>Burn Down Char</text:p>
        </chart:title>
        <chart:legend chart:legend-position="end" svg:x="16.166cm" svg:y="4.191cm" style:legend-expansion="high" chart:style-name="ch3"/>
        <chart:plot-area chart:style-name="ch4" table:cell-range-address="Sheet1.B1:Sheet1.O2" chart:data-source-has-labels="row" svg:x="1.407cm" svg:y="1.635cm" svg:width="14.021cm" svg:height="6.184cm">
          <chartooo:coordinate-region svg:x="2.069cm" svg:y="1.847cm" svg:width="12.775cm" svg:height="4.875cm"/>
          <chart:axis chart:dimension="x" chart:name="primary-x" chart:style-name="ch5" chartooo:axis-type="auto">
            <chartooo:date-scale/>
            <chart:title svg:x="8.082cm" svg:y="8cm" chart:style-name="ch6">
              <text:p>Day</text:p>
            </chart:title>
            <chart:categories table:cell-range-address="Sheet1.B1:Sheet1.O1"/>
          </chart:axis>
          <chart:axis chart:dimension="y" chart:name="primary-y" chart:style-name="ch5">
            <chart:title svg:x="0.451cm" svg:y="6.001cm" chart:style-name="ch7">
              <text:p>Time Remaining</text:p>
            </chart:title>
            <chart:grid chart:style-name="ch8" chart:class="major"/>
          </chart:axis>
          <chart:series chart:style-name="ch9" chart:values-cell-range-address="Sheet1.B2:Sheet1.O2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day </text:p>
                <draw:g>
                  <svg:desc>Sheet1.B1:Sheet1.O1</svg:desc>
                </draw:g>
              </table:table-cell>
              <table:table-cell office:value-type="string">
                <text:p>Tuesday</text:p>
              </table:table-cell>
              <table:table-cell office:value-type="string">
                <text:p>Wednesday </text:p>
              </table:table-cell>
              <table:table-cell office:value-type="string">
                <text:p>Thursday</text:p>
              </table:table-cell>
              <table:table-cell office:value-type="string">
                <text:p>Friday</text:p>
              </table:table-cell>
              <table:table-cell office:value-type="string">
                <text:p>Saturday</text:p>
              </table:table-cell>
              <table:table-cell office:value-type="string">
                <text:p>Sunday</text:p>
              </table:table-cell>
              <table:table-cell office:value-type="string">
                <text:p>Monday </text:p>
              </table:table-cell>
              <table:table-cell office:value-type="string">
                <text:p>Tuesday</text:p>
              </table:table-cell>
              <table:table-cell office:value-type="string">
                <text:p>Wednesday </text:p>
              </table:table-cell>
              <table:table-cell office:value-type="string">
                <text:p>Thursday</text:p>
              </table:table-cell>
              <table:table-cell office:value-type="string">
                <text:p>Friday</text:p>
              </table:table-cell>
              <table:table-cell office:value-type="string">
                <text:p>Saturday</text:p>
              </table:table-cell>
              <table:table-cell office:value-type="string">
                <text:p>Sunday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2">
                <text:p>32</text:p>
                <draw:g>
                  <svg:desc>Sheet1.B2:Sheet1.O2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